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Hyperlink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fo:language="en" fo:country="US"/>
    </style:style>
    <style:style style:name="T12" style:parent-style-name="Hyperlink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ListParagraph" style:list-style-name="LFO1" style:family="paragraph">
      <style:text-properties fo:language="en" fo:country="US"/>
    </style:style>
    <style:style style:name="P18" style:parent-style-name="ListParagraph" style:list-style-name="LFO1" style:family="paragraph">
      <style:text-properties fo:language="en" fo:country="US"/>
    </style:style>
    <style:style style:name="P19" style:parent-style-name="ListParagraph" style:list-style-name="LFO1" style:family="paragraph">
      <style:text-properties fo:language="en" fo:country="US"/>
    </style:style>
    <style:style style:name="P20" style:parent-style-name="ListParagraph" style:list-style-name="LFO1" style:family="paragraph">
      <style:text-properties fo:language="en" fo:country="US"/>
    </style:style>
    <style:style style:name="P21" style:parent-style-name="ListParagraph" style:list-style-name="LFO1" style:family="paragraph">
      <style:text-properties fo:language="en" fo:country="US"/>
    </style:style>
    <style:style style:name="P22" style:parent-style-name="ListParagraph" style:list-style-name="LFO1" style:family="paragraph">
      <style:text-properties fo:language="en" fo:country="US"/>
    </style:style>
    <style:style style:name="P23" style:parent-style-name="ListParagraph" style:list-style-name="LFO1" style:family="paragraph">
      <style:text-properties fo:language="en" fo:country="US"/>
    </style:style>
    <style:style style:name="P24" style:parent-style-name="ListParagraph" style:list-style-name="LFO1" style:family="paragraph">
      <style:text-properties fo:language="en" fo:country="US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How to run pre-packaged teck stacks:</text:p>
      <text:p text:style-name="Normal"><text:span text:style-name="T2">Quick links:<text:s/></text:span><text:span text:style-name="T3">List of tech stacks</text:span><text:span text:style-name="T4"><text:s/></text:span><text:a xlink:href="https://hub.docker.com/u/ilab247" office:target-frame-name="_top" xlink:show="replace"><text:span text:style-name="T5">https://hub.docker.com/u/ilab247</text:span></text:a><text:span text:style-name="T6"><text:s/></text:span></text:p>
      <text:p text:style-name="P7">Cloud Guru offers sand boxes and cloud servers for running the above docker images (tech stacks):</text:p>
      <text:list text:style-name="LFO1" text:continue-numbering="true">
        <text:list-item>
          <text:p text:style-name="P8">Create your own machine:</text:p>
          <text:list text:continue-numbering="true">
            <text:list-item>
              <text:p text:style-name="P9">Login to acloud.guru<text:s/></text:p>
            </text:list-item>
            <text:list-item>
              <text:p text:style-name="P10"><text:span text:style-name="T11">Navigate to link<text:s/></text:span><text:a xlink:href="https://learn.acloud.guru/cloud-playground/cloud-servers" office:target-frame-name="_top" xlink:show="replace"><text:span text:style-name="T12">https://learn.acloud.guru/cloud-playground/cloud-servers</text:span></text:a><text:span text:style-name="T13"><text:s/></text:span></text:p>
            </text:list-item>
            <text:list-item>
              <text:p text:style-name="P14">Create new server – options: Distribution = Cloud Native Kubernetes, Zone =North America (or any other), Size = Large, Tag = AIML (or any other name). <text:s/>Click create server. <text:s/>(This will take 2-3 mins)</text:p>
            </text:list-item>
            <text:list-item>
              <text:p text:style-name="P15">Open terminal – username &lt;cloud_user&gt;, password &lt;listed in the page&gt; <text:s/>change it to desired name (during first login)</text:p>
            </text:list-item>
            <text:list-item>
              <text:p text:style-name="P16">Congratulations. <text:s/>You have a sandbox ready for running our tech stacks.</text:p>
            </text:list-item>
          </text:list>
        </text:list-item>
        <text:list-item>
          <text:p text:style-name="P17">Run our<text:s/>prepackaged<text:s/>Java<text:s/>tech stacks:</text:p>
          <text:list text:continue-numbering="true">
            <text:list-item>
              <text:p text:style-name="P18">mkdir /home/cloud_user/workspaces</text:p>
            </text:list-item>
            <text:list-item>
              <text:p text:style-name="P19">chmod +777 /home/cloud_user/workspaces</text:p>
            </text:list-item>
            <text:list-item>
              <text:p text:style-name="P20">docker run -it --network=host -v /home/cloud_user/workspaces:/workspaces ilab247/fullstack:0.01</text:p>
            </text:list-item>
            <text:list-item>
              <text:p text:style-name="P21"># This above will take to the root prompt</text:p>
            </text:list-item>
            <text:list-item>
              <text:p text:style-name="P22">su - ilab247user</text:p>
            </text:list-item>
            <text:list-item>
              <text:p text:style-name="P23">cd /workspaces</text:p>
            </text:list-item>
            <text:list-item>
              <text:p text:style-name="P24">code-server --bind-addr 0.0.0.0:8005 --auth none --user-data-dir /home/ilab247user/data --extensions-dir /home/ilab247user/extensionsCache</text:p>
            </text:list-item>
            <text:list-item>
              <text:p text:style-name="P25"><text:span text:style-name="T26">Navigate to the URL w</text:span><text:span text:style-name="T27">i</text:span><text:span text:style-name="T28">th port mentioned to access your<text:s/></text:span><text:span text:style-name="T29">VS Code</text:span><text:span text:style-name="T30"><text:s/>en</text:span><text:span text:style-name="T31">vironmen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ocks</meta:initial-creator>
    <dc:creator>stocks</dc:creator>
    <meta:creation-date>2023-02-23T22:35:00Z</meta:creation-date>
    <dc:date>2023-02-23T22:35:00Z</dc:date>
    <meta:template xlink:href="Normal" xlink:type="simple"/>
    <meta:editing-cycles>2</meta:editing-cycles>
    <meta:editing-duration>PT0S</meta:editing-duration>
    <meta:document-statistic meta:page-count="1" meta:paragraph-count="2" meta:word-count="198" meta:character-count="1328" meta:row-count="9" meta:non-whitespace-character-count="1132"/>
  </office:meta>
</office:document-meta>
</file>